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9.95mm" table:align="left"/>
    </style:style>
    <style:style style:name="Table1.A" style:family="table-column">
      <style:table-column-properties style:column-width="31.34mm"/>
    </style:style>
    <style:style style:name="Table1.B" style:family="table-column">
      <style:table-column-properties style:column-width="138.61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M Roman 10" fo:language="es" fo:country="ES" officeooo:rsid="00053908" officeooo:paragraph-rsid="00053908"/>
    </style:style>
    <style:style style:name="P2" style:family="paragraph" style:parent-style-name="Table_20_Contents">
      <style:paragraph-properties fo:text-align="center" style:justify-single-word="false"/>
      <style:text-properties style:font-name="LM Roman Slanted 10" fo:language="es" fo:country="ES" fo:font-weight="bold" officeooo:rsid="00053908" officeooo:paragraph-rsid="00053908" style:font-weight-asian="bold" style:font-weight-complex="bold"/>
    </style:style>
    <style:style style:name="P3" style:family="paragraph" style:parent-style-name="Table_20_Contents">
      <style:text-properties style:font-name="LM Roman 10" fo:language="es" fo:country="ES" officeooo:rsid="000b640f" officeooo:paragraph-rsid="000b640f"/>
    </style:style>
    <style:style style:name="P4" style:family="paragraph" style:parent-style-name="Table_20_Contents">
      <style:paragraph-properties fo:text-align="center" style:justify-single-word="false"/>
      <style:text-properties style:font-name="LM Roman 10" fo:language="es" fo:country="ES" officeooo:rsid="00053908" officeooo:paragraph-rsid="00053908"/>
    </style:style>
    <style:style style:name="P5" style:family="paragraph">
      <style:paragraph-properties fo:text-align="center"/>
    </style:style>
    <style:style style:name="gr1" style:family="graphic">
      <style:graphic-properties svg:stroke-width="0.81mm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81mm" svg:stroke-color="#ff00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81mm" svg:stroke-color="#00cc00" draw:marker-start-width="4.74mm" draw:marker-end="Arrow_20_concave" draw:marker-end-width="4.74mm" draw:textarea-horizontal-align="center" draw:textarea-vertical-align="middle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">Conceptos de Solución Propuestos</text:p>
          </table:table-cell>
          <table:covered-table-cell/>
        </table:table-row>
        <table:table-row>
          <table:table-cell table:style-name="Table1.A2" office:value-type="string">
            <text:p text:style-name="P1">Opción 1</text:p>
            <text:p text:style-name="P1"><draw:line text:anchor-type="paragraph" draw:z-index="0" draw:name="Shape1" draw:style-name="gr1" draw:text-style-name="P5" svg:x1="8.34mm" svg:y1="3.32mm" svg:x2="22.26mm" svg:y2="3.43mm"><text:p/></draw:line></text:p>
          </table:table-cell>
          <table:table-cell table:style-name="Table1.B2" office:value-type="string">
            <text:p text:style-name="P3">Se usará el puerto de 12 V que se encuentra presente en la gran mayoría</text:p>
            <text:p text:style-name="P3">de los autos. A continuación se usará un regulador switching que se</text:p>
            <text:p text:style-name="P3">encargará de regular el voltaje a los requerimientos de los componentes</text:p>
            <text:p text:style-name="P3">de los dominios de comunicación e interfaz</text:p>
          </table:table-cell>
        </table:table-row>
        <table:table-row>
          <table:table-cell table:style-name="Table1.A2" office:value-type="string">
            <text:p text:style-name="P1">Opción 2</text:p>
            <text:p text:style-name="P1"><draw:line text:anchor-type="paragraph" draw:z-index="2" draw:name="Shape1" draw:style-name="gr3" draw:text-style-name="P5" svg:x1="9.15mm" svg:y1="2.82mm" svg:x2="23.07mm" svg:y2="2.93mm"><text:p/></draw:line></text:p>
          </table:table-cell>
          <table:table-cell table:style-name="Table1.B2" office:value-type="string">
            <text:p text:style-name="P3">Se usará una batería de ion de litio que energizará a los componentes de</text:p>
            <text:p text:style-name="P3">los demás dominios. Se usará un regulador lineal para regular el voltaje</text:p>
            <text:p text:style-name="P3">que se entregará a los componentes de los demás dominios.</text:p>
          </table:table-cell>
        </table:table-row>
        <table:table-row>
          <table:table-cell table:style-name="Table1.A2" office:value-type="string">
            <text:p text:style-name="P1">Opción 3</text:p>
            <text:p text:style-name="P1"><draw:line text:anchor-type="paragraph" draw:z-index="1" draw:name="Shape1" draw:style-name="gr2" draw:text-style-name="P5" svg:x1="9.44mm" svg:y1="2.82mm" svg:x2="23.36mm" svg:y2="2.93mm"><text:p/></draw:line></text:p>
          </table:table-cell>
          <table:table-cell table:style-name="Table1.B2" office:value-type="string">
            <text:p text:style-name="P3">Se usará el puerto de 12 V que se encuentra presente en la gran mayoría de los autos. Y se conectará a este un cargador de smartphone. De esta manera se asegurará de que el smartphone siempre tenga energí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Roman 10" svg:font-family="'LM Roman 10'" style:font-pitch="variable"/>
    <style:font-face style:name="LM Roman Slanted 10" svg:font-family="'LM Roman Slanted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33:10.744378445</meta:creation-date>
    <dc:date>2018-09-25T07:59:01.810001144</dc:date>
    <meta:editing-duration>PT14M44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2" meta:word-count="130" meta:character-count="714" meta:non-whitespace-character-count="596"/>
  </office:meta>
</office:document-meta>
</file>